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7900002491000018FB540FE5B2.wmf" manifest:media-type=""/>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bullet">
      <style:paragraph-properties fo:margin-top="0cm" fo:margin-bottom="0.176cm" loext:contextual-spacing="false" fo:orphans="2" fo:widows="2"/>
    </style:style>
    <style:style style:name="P3" style:family="paragraph" style:parent-style-name="body">
      <style:paragraph-properties fo:orphans="2" fo:widows="2"/>
    </style:style>
    <style:style style:name="P4" style:family="paragraph" style:parent-style-name="Standard">
      <style:paragraph-properties fo:margin-top="0cm" fo:margin-bottom="2.54cm" loext:contextual-spacing="false" style:line-height-at-least="0.353cm" fo:orphans="2" fo:widows="2"/>
    </style:style>
    <style:style style:name="P5" style:family="paragraph" style:parent-style-name="Standard">
      <style:paragraph-properties fo:margin-top="0.423cm" fo:margin-bottom="0cm" loext:contextual-spacing="false" style:line-height-at-least="0.353cm" fo:orphans="2" fo:widows="2" fo:keep-with-next="always"/>
    </style:style>
    <style:style style:name="P6" style:family="paragraph" style:parent-style-name="Standard">
      <style:paragraph-properties fo:margin-top="0.141cm" fo:margin-bottom="0cm" loext:contextual-spacing="false" style:line-height-at-least="0.353cm" fo:orphans="2" fo:widows="2" fo:keep-with-next="always"/>
    </style:style>
    <style:style style:name="P7" style:family="paragraph" style:parent-style-name="Standard">
      <style:paragraph-properties fo:margin-top="0cm" fo:margin-bottom="0.247cm" loext:contextual-spacing="false" fo:line-height="100%" fo:text-align="justify" style:justify-single-word="false" fo:orphans="2" fo:widows="2" fo:padding="0cm" fo:border="none"/>
    </style:style>
    <style:style style:name="P8" style:family="paragraph" style:parent-style-name="Standard">
      <style:paragraph-properties fo:margin-top="0cm" fo:margin-bottom="0cm" loext:contextual-spacing="false" fo:orphans="2" fo:widows="2"/>
    </style:style>
    <style:style style:name="P9" style:family="paragraph" style:parent-style-name="bullet">
      <style:paragraph-properties fo:margin-top="0cm" fo:margin-bottom="0.176cm" loext:contextual-spacing="false" fo:orphans="2" fo:widows="2"/>
      <style:text-properties officeooo:paragraph-rsid="000a0711"/>
    </style:style>
    <style:style style:name="P10" style:family="paragraph" style:parent-style-name="sectionheading">
      <style:paragraph-properties fo:margin-top="0.106cm" fo:margin-bottom="0.141cm" loext:contextual-spacing="false" fo:orphans="2" fo:widows="2"/>
    </style:style>
    <style:style style:name="P11" style:family="paragraph" style:parent-style-name="sectionheading">
      <style:paragraph-properties fo:margin-top="0.071cm" fo:margin-bottom="0.141cm" loext:contextual-spacing="false" fo:orphans="2" fo:widows="2"/>
    </style:style>
    <style:style style:name="P12" style:family="paragraph" style:parent-style-name="Heading_20_1" style:master-page-name="Standard">
      <style:paragraph-properties fo:margin-top="0cm" fo:margin-bottom="0cm" loext:contextual-spacing="false" fo:orphans="2" fo:widows="2" style:page-number="auto"/>
    </style:style>
    <style:style style:name="P13" style:family="paragraph" style:parent-style-name="Heading_20_2">
      <style:paragraph-properties fo:margin-top="0cm" fo:margin-bottom="0.247cm" loext:contextual-spacing="false" fo:orphans="2" fo:widows="2"/>
    </style:style>
    <style:style style:name="P14" style:family="paragraph" style:parent-style-name="Heading_20_3">
      <style:paragraph-properties fo:margin-top="0cm" fo:margin-bottom="0.176cm" loext:contextual-spacing="false" fo:orphans="2" fo:widows="2"/>
    </style:style>
    <style:style style:name="P15" style:family="paragraph" style:parent-style-name="Heading_20_3">
      <style:paragraph-properties fo:margin-top="0.106cm" fo:margin-bottom="0.176cm" loext:contextual-spacing="false" fo:orphans="2" fo:widows="2"/>
    </style:style>
    <style:style style:name="P16" style:family="paragraph">
      <loext:graphic-properties draw:fill="none"/>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officeooo:rsid="000a0711"/>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88225408" text:id="ct88225408">
          <text:insertion>
            <office:change-info>
              <dc:creator>Andy Jefferson</dc:creator>
              <dc:date>2016-01-22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16"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16" svg:width="7.09cm" svg:height="0.343cm" svg:x="-6.033cm" svg:y="0cm">
        <draw:image xlink:href="Pictures/2000000900000FB5000000C9DF37253B.wmf" xlink:type="simple" xlink:show="embed" xlink:actuate="onLoad">
          <text:p/>
        </draw:image>
      </draw:frame>
      <text:p text:style-name="P12">The Persistent Object Model</text:p>
      <text:p text:style-name="P4"><draw:frame draw:style-name="fr2" draw:name="graphics1" text:anchor-type="as-char" svg:width="16.51cm" svg:height="0.342cm" draw:z-index="22"><draw:image xlink:href="Pictures/20000009000025F9000000C960F96591.wmf" xlink:type="simple" xlink:show="embed" xlink:actuate="onLoad"/></draw:frame></text:p>
      <text:p text:style-name="P3">This chapter specifies the object model for <text:alphabetical-index-mark-start text:id="IMark140048012207872" text:main-entry="true"/>persistence capable<text:alphabetical-index-mark-end text:id="IMark140048012207872"/> classes. To the extent possible, the object model is the same as the Java object model. Differences between the Java object model and the JDO object model are highlighted.</text:p>
      <text:p text:style-name="P5"><draw:frame draw:style-name="fr2" draw:name="1" text:anchor-type="as-char" svg:width="7.091cm" svg:height="0.342cm" draw:z-index="1"><draw:image xlink:href="Pictures/2000000900000FB5000000C9DF37253B.wmf" xlink:type="simple" xlink:show="embed" xlink:actuate="onLoad"/></draw:frame></text:p>
      <text:h text:style-name="P13" text:outline-level="2">Overview</text:h>
      <text:p text:style-name="P3">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3">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6"><text:soft-page-break/><draw:frame draw:style-name="fr2" draw:name="2" text:anchor-type="as-char" svg:width="16.51cm" svg:height="0.342cm" draw:z-index="2"><draw:image xlink:href="Pictures/20000009000025F9000000C960F96591.wmf" xlink:type="simple" xlink:show="embed" xlink:actuate="onLoad"/></draw:frame></text:p>
      <text:p text:style-name="P1"><text:tab/>Figure 15.0<text:tab/>Instantiated persistent objects</text:p>
      <text:p text:style-name="P3"><draw:frame draw:style-name="fr1" draw:name="Frame1" text:anchor-type="paragraph" svg:x="-0.002cm" svg:y="-0.002cm" draw:z-index="3"><draw:text-box fo:min-height="0.041cm" fo:min-width="0.041cm"><text:p text:style-name="P7"><draw:frame draw:style-name="fr2" draw:name="3" text:anchor-type="as-char" svg:width="16.51cm" svg:height="11.271cm" draw:z-index="8"><draw:image xlink:href="Pictures/2000017900002491000018FB540FE5B2.wmf" xlink:type="simple" xlink:show="embed" xlink:actuate="onLoad"/></draw:frame></text:p></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3">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3">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text:soft-page-break/>removed from the JVM. While executing in the JVM, a JDO instance might be connected to other instances, both persistent and transient.</text:p>
      <text:p text:style-name="P3"><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5"><draw:frame draw:style-name="fr2" draw:name="4" text:anchor-type="as-char" svg:width="7.091cm" svg:height="0.342cm" draw:z-index="4"><draw:image xlink:href="Pictures/2000000900000FB5000000C9DF37253B.wmf" xlink:type="simple" xlink:show="embed" xlink:actuate="onLoad"/></draw:frame></text:p>
      <text:h text:style-name="P13" text:outline-level="2">Goals</text:h>
      <text:p text:style-name="P3">The JDO Object Model has the following objectives:</text:p>
      <text:p text:style-name="P2">•<text:tab/>All field types supported by the Java language, including primitive types, reference types and interface types should be supported by JDO instances.</text:p>
      <text:p text:style-name="P2">•<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2">•<text:tab/>All user-defined classes should be allowed to be persistence-capable.</text:p>
      <text:p text:style-name="P2">•<text:tab/>Some system-defined classes (especially those for modeling state) should be persistence-capable.</text:p>
      <text:p text:style-name="P5"><draw:frame draw:style-name="fr2" draw:name="5" text:anchor-type="as-char" svg:width="7.091cm" svg:height="0.342cm" draw:z-index="5"><draw:image xlink:href="Pictures/2000000900000FB5000000C9DF37253B.wmf" xlink:type="simple" xlink:show="embed" xlink:actuate="onLoad"/></draw:frame></text:p>
      <text:h text:style-name="P13" text:outline-level="2">Architecture</text:h>
      <text:p text:style-name="P3">In Java, variables (including fields of classes) have types. Types are either primitive types or reference types. Reference types are either classes or interfaces. <text:alphabetical-index-mark-start text:id="IMark140048012208448" text:main-entry="true"/>Arrays<text:alphabetical-index-mark-end text:id="IMark140048012208448"/> are treated as classes.</text:p>
      <text:p text:style-name="P3">An object is an instance of a specific class, determined when the instance is constructed. Instances may be assigned to variables if they are assignment compatible with the variable type. </text:p>
      <text:p text:style-name="P10"><text:bookmark text:name="X-102010278"/><text:tab/><text:tab/>Persistence-capable</text:p>
      <text:p text:style-name="P3">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3">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0"><text:tab/><text:tab/><text:alphabetical-index-mark-start text:id="IMark140048012207872" text:main-entry="true"/>First Class Objects<text:alphabetical-index-mark-end text:id="IMark140048012207872"/> and <text:alphabetical-index-mark-start text:id="IMark140048012208448" text:main-entry="true"/>Second Class Objects<text:alphabetical-index-mark-end text:id="IMark140048012208448"/></text:p>
      <text:p text:style-name="P3">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text:soft-page-break/>Object. In some JDO implementations, some SCO instances are actually artifacts that have no literal datastore representation at all, but are used only to represent relationships. For example, a <text:alphabetical-index-mark-start text:id="IMark140048012207872" text:main-entry="true"/>Collection<text:alphabetical-index-mark-end text:id="IMark140048012207872"/> of instances of a persistence-capable class might not be stored in the datastore, but created when needed to represent the relationship in memory. At commit time, the memory artifact is discarded and the relationship is represented entirely by datastore relationships.</text:p>
      <text:p text:style-name="P10"><text:bookmark text:name="X-102010279"/><text:tab/><text:tab/><text:alphabetical-index-mark-start text:id="IMark140048012208448" text:main-entry="true"/>First Class Objects<text:alphabetical-index-mark-end text:id="IMark140048012208448"/></text:p>
      <text:p text:style-name="P3">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3">An FCO can be shared among multiple FCOs, and if an FCO is changed (and the change is committed to the datastore), then the changes are visible to all other FCOs that refer to it. </text:p>
      <text:p text:style-name="P10"><text:tab/><text:tab/><text:bookmark text:name="R-1042264T"/><text:bookmark text:name="R-1042264"/><text:alphabetical-index-mark-start text:id="IMark140048012207872" text:main-entry="true"/>Second Class Objects<text:alphabetical-index-mark-end text:id="IMark140048012207872"/></text:p>
      <text:p text:style-name="P3"><text:alphabetical-index-mark-start text:id="IMark140048012208448" text:main-entry="true"/>Second Class Objects<text:alphabetical-index-mark-end text:id="IMark140048012208448"/> are either instances of immutable system classes (java.lang.Integer, java.lang.String, etc.), JDO implementation subclasses of <text:alphabetical-index-mark-start text:id="IMark140048012207872" text:main-entry="true"/>mutable<text:alphabetical-index-mark-end text:id="IMark140048012207872"/> system classes that implement the functionality of their system class (java.util.Date, java.util.HashSet, etc.), or persistence-capable classes.</text:p>
      <text:p text:style-name="P3"><text:span text:style-name="Assertion">A6.3-1 [ </text:span><text:alphabetical-index-mark-start text:id="IMark140048012208448" text:main-entry="true"/>Second Class Objects<text:alphabetical-index-mark-end text:id="IMark140048012208448"/> of <text:alphabetical-index-mark-start text:id="IMark140048012207872" text:main-entry="true"/>mutable<text:alphabetical-index-mark-end text:id="IMark140048012207872"/>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p>
      <text:p text:style-name="P3">SCO fields must be explicitly or by default identified in the metadata as embedded. If a field, or an element of a <text:alphabetical-index-mark-start text:id="IMark140048012208448" text:main-entry="true"/>collection<text:alphabetical-index-mark-end text:id="IMark140048012208448"/> or a map key or value is identified as embedded (embedded-element, embedded-key, or embedded-value) then any instances so identified in the <text:alphabetical-index-mark-start text:id="IMark140048012207872" text:main-entry="true"/>collection<text:alphabetical-index-mark-end text:id="IMark140048012207872"/> or map are treated as SCO during commit. That is, the value is stored with the owning FCO and the value loses its own identity if it had one.</text:p>
      <text:p text:style-name="P3">SCO fields of persistence-capable types are identified as embedded. The behavior of embedded persistence-capable types is intended to mirror the behavior of system types, but this is not standard, and portable applications must not depend on this behavior.</text:p>
      <text:p text:style-name="P3"><text:span text:style-name="Assertion">A6.3-3 [ </text:span>It is possible for an application to assign the same instance of a <text:alphabetical-index-mark-start text:id="IMark140048012207872" text:main-entry="true"/>mutable<text:alphabetical-index-mark-end text:id="IMark140048012207872"/>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3">When an FCO is instantiated in the JVM by a JDO implementation, and an embedded field of a <text:alphabetical-index-mark-start text:id="IMark140048012208448" text:main-entry="true"/>mutable<text:alphabetical-index-mark-end text:id="IMark140048012208448"/> type is accessed, the JDO implementation assigns to these fields a new instance that tracks changes made to itself, and notifies the owning FCO of the change. Similarly, when an FCO is made persistent, either by being the parameter of makePersistent or makePersistentAll or by being reachable from a parameter of makePersistent or makePersistentAll at the time of the execution of the makePersistent or makePersistentAll method call, the JDO implementation <text:soft-page-break/>replaces the field values of <text:alphabetical-index-mark-start text:id="IMark140048012207872" text:main-entry="true"/>mutable<text:alphabetical-index-mark-end text:id="IMark140048012207872"/> SCO types with instances of JDO implementation subclasses of the <text:alphabetical-index-mark-start text:id="IMark140048012208640" text:main-entry="true"/>mutable<text:alphabetical-index-mark-end text:id="IMark140048012208640"/> system types.</text:p>
      <text:p text:style-name="P3">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3">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3"><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3">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3">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0"><text:tab/><text:tab/><text:alphabetical-index-mark-start text:id="IMark140048012208640" text:main-entry="true"/>Arrays<text:alphabetical-index-mark-end text:id="IMark140048012208640"/></text:p>
      <text:p text:style-name="P3"><text:span text:style-name="Assertion">A6.3-8 [ </text:span><text:alphabetical-index-mark-start text:id="IMark140048012207872" text:main-entry="true"/>Arrays<text:alphabetical-index-mark-end text:id="IMark140048012207872"/>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3">Tracking changes to <text:alphabetical-index-mark-start text:id="IMark140048012208640" text:main-entry="true"/>Arrays<text:alphabetical-index-mark-end text:id="IMark140048012208640"/>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140048012207872" text:main-entry="true"/>arrays<text:alphabetical-index-mark-end text:id="IMark140048012207872"/>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3">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3">Furthermore, an implementation is permitted, but not required to, track changes to <text:alphabetical-index-mark-start text:id="IMark140048012207872" text:main-entry="true"/>Arrays<text:alphabetical-index-mark-end text:id="IMark140048012207872"/>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automatically. When a reference to the Array is returned as a result of a method call, a portable application first marks the Array field as dirty.</text:p>
      <text:p text:style-name="P3"><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3"><text:soft-page-break/>When an FCO is instantiated in the JVM, the JDO implementation assigns to fields with an Array type a new instance with a different Java object identity from the instance stored. </text:p>
      <text:p text:style-name="P3">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0"><text:tab/><text:tab/>Primitives</text:p>
      <text:p text:style-name="P3">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0"><text:tab/><text:tab/>Interfaces</text:p>
      <text:p text:style-name="P3">Interfaces are types whose values may be instances of any class that declare that they implement that interface. </text:p>
      <text:p text:style-name="P5"><draw:frame draw:style-name="fr2" draw:name="6" text:anchor-type="as-char" svg:width="7.091cm" svg:height="0.342cm" draw:z-index="6"><draw:image xlink:href="Pictures/2000000900000FB5000000C9DF37253B.wmf" xlink:type="simple" xlink:show="embed" xlink:actuate="onLoad"/></draw:frame></text:p>
      <text:h text:style-name="P13" text:outline-level="2">Field types of persistence-capable classes</text:h>
      <text:h text:style-name="P14" text:outline-level="3">Nontransactional non-persistent fields</text:h>
      <text:p text:style-name="P3"><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5" text:outline-level="3">Transactional non-persistent fields</text:h>
      <text:p text:style-name="P3"><text:bookmark text:name="R-1089436"/><text:bookmark text:name="R-1089436T"/><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5" text:outline-level="3"><text:bookmark text:name="R-1045043"/>Persistent fields</text:h>
      <text:p text:style-name="P11"><text:tab/><text:tab/>Precision of fields</text:p>
      <text:p text:style-name="P3">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3">The mapping precision restriction applies to the range of values that can be faithfully stored and retrieved, the precision of the values, and the scale of BigDecimal values.</text:p>
      <text:p text:style-name="P10"><text:tab/><text:tab/>Primitive types</text:p>
      <text:p text:style-name="P3">JDO implementations must support fields of any of the primitive types </text:p>
      <text:p text:style-name="P2">•<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3">Primitive values are stored in the datastore associated with their owning FCO. They have no JDO Identity.</text:p>
      <text:p text:style-name="P10"><text:soft-page-break/><text:tab/><text:tab/>Immutable Object Class types</text:p>
      <text:p text:style-name="P3">JDO implementations must support fields that reference instances of immutable object classes, and may choose to support these instances as SCOs or FCOs: </text:p>
      <text:p text:style-name="P2">•<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2">•<text:tab/>package <text:span text:style-name="T1">java.util: </text:span><text:alphabetical-index-mark-start text:id="IMark140048012208640" text:main-entry="true"/><text:span text:style-name="T1">Locale</text:span><text:alphabetical-index-mark-end text:id="IMark140048012208640"/><text:span text:style-name="Assertion">]</text:span>, <text:alphabetical-index-mark-start text:id="IMark140048012207872" text:main-entry="true"/><text:span text:style-name="T1">Currency</text:span><text:alphabetical-index-mark-end text:id="IMark140048012207872"/><text:span text:style-name="Assertion">]</text:span><text:span text:style-name="T1">.</text:span></text:p>
      <text:p text:style-name="P9">•<text:tab/>package <text:span text:style-name="T1">java.math</text:span>: <text:span text:style-name="Assertion">A6.4.3-19 [ </text:span><text:span text:style-name="T1">BigDecimal</text:span><text:span text:style-name="Assertion">]</text:span>, <text:span text:style-name="Assertion">A6.4.3-20 [ </text:span><text:span text:style-name="T1">BigInteger</text:span><text:span text:style-name="Assertion">]</text:span>. <text:change-start text:change-id="ct88225408"/></text:p>
      <text:p text:style-name="P9">•<text:tab/>package <text:span text:style-name="T5">java.time: LocalDate, LocalTime, LocalDateTime, Instant, Duration, Period, Year, Month, DayOfWeek, YearMonth, MonthDay, ZoneId, ZoneOffset, OffsetDateTime, ZonedDateTime.</text:span><text:change-end text:change-id="ct88225408"/></text:p>
      <text:p text:style-name="P3">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3">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0"><text:tab/><text:tab/><text:alphabetical-index-mark-start text:id="IMark140048012208640" text:main-entry="true"/>Mutable<text:alphabetical-index-mark-end text:id="IMark140048012208640"/> Object Class types</text:p>
      <text:p text:style-name="P3">JDO implementations must support fields that reference instances of the following <text:alphabetical-index-mark-start text:id="IMark140048012207872" text:main-entry="true"/>mutable<text:alphabetical-index-mark-end text:id="IMark140048012207872"/> object classes, and may choose to support these instances as SCOs or FCOs: </text:p>
      <text:p text:style-name="P2">•<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140048012208640" text:main-entry="true"/><text:span text:style-name="T1">LinkedHashMap</text:span><text:alphabetical-index-mark-end text:id="IMark140048012208640"/><text:span text:style-name="Assertion">]</text:span><text:span text:style-name="T1">, </text:span><text:alphabetical-index-mark-start text:id="IMark140048012207872" text:main-entry="true"/><text:span text:style-name="T1">LinkedHashSet</text:span><text:alphabetical-index-mark-end text:id="IMark140048012207872"/><text:span text:style-name="Assertion">]</text:span>. </text:p>
      <text:p text:style-name="P3">JDO implementations may optionally support fields that reference instances of the following <text:alphabetical-index-mark-start text:id="IMark140048012208640" text:main-entry="true"/>mutable<text:alphabetical-index-mark-end text:id="IMark140048012208640"/> object classes, and may choose to support these instances as SCOs or FCOs: </text:p>
      <text:p text:style-name="P2">•<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3">Because the treatment of these fields may be as SCO, the behavior of these <text:alphabetical-index-mark-start text:id="IMark140048012208640" text:main-entry="true"/>mutable<text:alphabetical-index-mark-end text:id="IMark140048012208640"/> object classes when used in a persistent instance is not identical to their behavior in a transient instance. </text:p>
      <text:p text:style-name="P3">Portable JDO applications must not depend on whether instances of these classes referenced by fields are treated as SCOs or FCOs.</text:p>
      <text:p text:style-name="P10"><text:tab/><text:tab/>Persistence-capable Class types</text:p>
      <text:p text:style-name="P3"><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3">Portable JDO applications must not depend on whether these fields are treated as SCOs or FCOs.</text:p>
      <text:p text:style-name="P10"><text:bookmark text:name="X-102010282"/><text:tab/><text:tab/><text:alphabetical-index-mark-start text:id="IMark140048012207872" text:main-entry="true"/>Object Class type<text:alphabetical-index-mark-end text:id="IMark140048012207872"/></text:p>
      <text:p text:style-name="P3"><text:span text:style-name="Assertion">A6.4.3-31 [</text:span>JDO implementations must support fields of <text:alphabetical-index-mark-start text:id="IMark140048012208640" text:main-entry="true"/><text:span text:style-name="T1">Object</text:span> class type<text:alphabetical-index-mark-end text:id="IMark140048012208640"/>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3"><text:soft-page-break/>Portable JDO applications must not depend on whether these fields are treated as SCOs or FCOs.</text:p>
      <text:p text:style-name="P10"><text:bookmark text:name="X-102010281"/><text:tab/><text:tab/><text:alphabetical-index-mark-start text:id="IMark140048012208640" text:main-entry="true"/>Collection<text:alphabetical-index-mark-end text:id="IMark140048012208640"/> Interface types</text:p>
      <text:p text:style-name="P3"><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140048012207872" text:main-entry="true"/><text:span text:style-name="T1">Collection</text:span><text:alphabetical-index-mark-end text:id="IMark140048012207872"/>],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140048012208640" text:main-entry="true"/><text:span text:style-name="T1">Collection</text:span><text:alphabetical-index-mark-end text:id="IMark140048012208640"/><text:span text:style-name="T1">, Map,</text:span> and <text:span text:style-name="T1">Set</text:span> are required; <text:span text:style-name="T1">List</text:span> is optional.</text:p>
      <text:p text:style-name="P3">Portable JDO applications must not depend on whether these fields are treated as SCOs or FCOs.</text:p>
      <text:p text:style-name="P10"><text:tab/><text:tab/>Other Interface types</text:p>
      <text:p text:style-name="P3"><text:span text:style-name="Assertion">A6.4.3-37 [</text:span>JDO implementations must support fields of interface types other than <text:alphabetical-index-mark-start text:id="IMark140048012207872" text:main-entry="true"/><text:span text:style-name="T1">Collection</text:span><text:alphabetical-index-mark-end text:id="IMark140048012207872"/>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3">Portable JDO applications must treat these fields as FCOs.</text:p>
      <text:p text:style-name="P10"><text:bookmark text:name="X-102009040"/><text:tab/><text:tab/><text:alphabetical-index-mark-start text:id="IMark140048012207872" text:main-entry="true"/>Arrays<text:alphabetical-index-mark-end text:id="IMark140048012207872"/></text:p>
      <text:p text:style-name="P3"><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140048012208640" text:main-entry="true"/>Arrays<text:alphabetical-index-mark-end text:id="IMark140048012208640"/> are supported by JDO implementations, they are permitted, but not required, to track changes made to <text:alphabetical-index-mark-start text:id="IMark140048012207872" text:main-entry="true"/>Arrays<text:alphabetical-index-mark-end text:id="IMark140048012207872"/> that are fields of <text:alphabetical-index-mark-start text:id="IMark140048012208448" text:main-entry="true"/>persistence capable<text:alphabetical-index-mark-end text:id="IMark140048012208448"/> classes in the methods of the classes.<text:span text:style-name="Assertion">]</text:span> They need not track changes made to <text:alphabetical-index-mark-start text:id="IMark140048012209120" text:main-entry="true"/>Arrays<text:alphabetical-index-mark-end text:id="IMark140048012209120"/> that are passed by reference as arguments to methods, including methods of persistence-capable classes.</text:p>
      <text:p text:style-name="P3">Portable JDO applications must not depend on whether these fields are treated as SCOs or FCOs.</text:p>
      <text:p text:style-name="P10"><text:bookmark text:name="X-102006911"/><text:tab/><text:tab/>Enums</text:p>
      <text:p text:style-name="P3">JDO implementations that support Java 5 must support fields of <text:alphabetical-index-mark-start text:id="IMark140048012208448" text:main-entry="true"/><text:span text:style-name="T1">enum</text:span><text:alphabetical-index-mark-end text:id="IMark140048012208448"/> types and collections of as <text:alphabetical-index-mark-start text:id="IMark140048012209120" text:main-entry="true"/><text:span text:style-name="T1">enum</text:span><text:alphabetical-index-mark-end text:id="IMark140048012209120"/> types identified above and optionally <text:alphabetical-index-mark-start text:id="IMark140048012207872" text:main-entry="true"/>arrays<text:alphabetical-index-mark-end text:id="IMark140048012207872"/> of <text:alphabetical-index-mark-start text:id="IMark140048012208640" text:main-entry="true"/><text:span text:style-name="T1">enum</text:span><text:alphabetical-index-mark-end text:id="IMark140048012208640"/> types. If <text:alphabetical-index-mark-start text:id="IMark140048012208832" text:main-entry="true"/>arrays<text:alphabetical-index-mark-end text:id="IMark140048012208832"/> are supported, <text:alphabetical-index-mark-start text:id="IMark140048012209024" text:main-entry="true"/>arrays<text:alphabetical-index-mark-end text:id="IMark140048012209024"/> of <text:span text:style-name="T1">enums</text:span> must be supported.</text:p>
      <text:p text:style-name="P3">Portable JDO applications must not depend on whether these fields are treated as SCOs or FCOs.</text:p>
      <text:h text:style-name="P15" text:outline-level="3">Static and final fields</text:h>
      <text:p text:style-name="P3">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3">Final fields pose a challenge for implementations. While it is possible to modify the values of static fields, it can only be done via reflection and there are synchronization issues. Therefore, in portable applications, final fields are not persistent.</text:p>
      <text:h text:style-name="P15" text:outline-level="3">Complex <text:alphabetical-index-mark-start text:id="IMark140048012208832" text:main-entry="true"/>enum<text:alphabetical-index-mark-end text:id="IMark140048012208832"/> types</text:h>
      <text:p text:style-name="P3">Complex <text:alphabetical-index-mark-start text:id="IMark140048012209024" text:main-entry="true"/>enum<text:alphabetical-index-mark-end text:id="IMark140048012209024"/>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140048012208832" text:main-entry="true"/>enum<text:alphabetical-index-mark-end text:id="IMark140048012208832"/> types are not persistent.</text:p>
      <text:p text:style-name="P5"><text:soft-page-break/><draw:frame draw:style-name="fr2" draw:name="7" text:anchor-type="as-char" svg:width="7.091cm" svg:height="0.342cm" draw:z-index="7"><draw:image xlink:href="Pictures/2000000900000FB5000000C9DF37253B.wmf" xlink:type="simple" xlink:show="embed" xlink:actuate="onLoad"/></draw:frame></text:p>
      <text:h text:style-name="P13" text:outline-level="2"><text:alphabetical-index-mark-start text:id="IMark140048012208832" text:main-entry="true"/>Inheritance<text:alphabetical-index-mark-end text:id="IMark140048012208832"/></text:h>
      <text:p text:style-name="P3"><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3">Further, <text:span text:style-name="Assertion">A6.5-3 [</text:span>subclasses of such classes that are not persistence-capable might be persistence-capable. That is, it is possible for some classes in the <text:alphabetical-index-mark-start text:id="IMark140048012208832" text:main-entry="true"/>inheritance<text:alphabetical-index-mark-end text:id="IMark140048012208832"/> hierarchy to be persistence-capable and some not persistence-capable.<text:span text:style-name="Assertion">]</text:span> </text:p>
      <text:p text:style-name="P3">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3">Fields identified in the XML metadata as persistent or transactional in persistence-capable classes must be fields declared in that Java class definition. That is, inherited fields cannot be named in the XML metadata.</text:p>
      <text:p text:style-name="P3"><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3">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3">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3">The identity type of the least-derived persistence-capable class defines the identity type for all persistence-capable classes that extend it.</text:p>
      <text:p text:style-name="P3">Persistence-capable classes that use application identity have special considerations for <text:alphabetical-index-mark-start text:id="IMark140048012209024" text:main-entry="true"/>inheritance<text:alphabetical-index-mark-end text:id="IMark140048012209024"/>: </text:p>
      <text:p text:style-name="P3">Key fields may be declared only in abstract superclasses and least-derived concrete classes in <text:alphabetical-index-mark-start text:id="IMark140048012208832" text:main-entry="true"/>inheritance<text:alphabetical-index-mark-end text:id="IMark140048012208832"/> hierarchies. Key fields declared in these classes must also be declared in the corresponding objectid classes, and the objectid classes must form an <text:alphabetical-index-mark-start text:id="IMark140048012209024" text:main-entry="true"/>inheritance<text:alphabetical-index-mark-end text:id="IMark140048012209024"/> hierarchy corresponding to the <text:alphabetical-index-mark-start text:id="IMark140048012208640" text:main-entry="true"/>inheritance<text:alphabetical-index-mark-end text:id="IMark140048012208640"/> hierarchy of the persistence-capable classes. A persistence-capable class can only have one concrete objectid class anywhere in its <text:alphabetical-index-mark-start text:id="IMark140048012207872" text:main-entry="true"/>inheritance<text:alphabetical-index-mark-end text:id="IMark140048012207872"/> hierarchy.</text:p>
      <text:p text:style-name="P3">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3">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text:soft-page-break/>no key fields declared in <text:span text:style-name="T1">Part</text:span> or <text:span text:style-name="T1">PartKey</text:span>. Persistence-capable subclasses of <text:span text:style-name="T1">Part</text:span> must not have an objectid class.</text:p>
      <text:p text:style-name="P3">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3">There might be other abstract classes or non-persistence-capable classes in the <text:alphabetical-index-mark-start text:id="IMark140048012207872" text:main-entry="true"/>inheritance<text:alphabetical-index-mark-end text:id="IMark140048012207872"/>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3">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left="1.905cm" fo:margin-right="0cm" fo:margin-top="0cm" fo:margin-bottom="0.247cm" loext:contextual-spacing="false"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family="'Times New Roman'" style:font-family-generic="roman" style:font-pitch="variable"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23:19.44</meta:creation-date>
    <meta:editing-duration>PT34M39S</meta:editing-duration>
    <meta:generator>LibreOffice/4.4.7.2$Linux_X86_64 LibreOffice_project/40$Build-2</meta:generator>
    <dc:title>JDO_Chapter</dc:title>
    <dc:date>2016-01-22T13:35:29.704882159</dc:date>
    <dc:creator>Andy Jefferson</dc:creator>
    <meta:document-statistic meta:table-count="0" meta:image-count="8" meta:object-count="0" meta:page-count="10" meta:paragraph-count="126" meta:word-count="3746" meta:character-count="24033" meta:non-whitespace-character-count="203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